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6301" officeooo:paragraph-rsid="00096301"/>
    </style:style>
    <style:style style:name="P2" style:family="paragraph" style:parent-style-name="Standard">
      <style:text-properties officeooo:rsid="000c6735" officeooo:paragraph-rsid="000c6735"/>
    </style:style>
    <style:style style:name="P3" style:family="paragraph" style:parent-style-name="Standard">
      <style:text-properties officeooo:rsid="00100c85" officeooo:paragraph-rsid="00100c85"/>
    </style:style>
    <style:style style:name="P4" style:family="paragraph" style:parent-style-name="Standard">
      <style:text-properties officeooo:rsid="00100c85" officeooo:paragraph-rsid="0015772c"/>
    </style:style>
    <style:style style:name="T1" style:family="text">
      <style:text-properties officeooo:rsid="0009b870"/>
    </style:style>
    <style:style style:name="T2" style:family="text">
      <style:text-properties officeooo:rsid="000f0e3c"/>
    </style:style>
    <style:style style:name="T3" style:family="text">
      <style:text-properties officeooo:rsid="00100c85"/>
    </style:style>
    <style:style style:name="T4" style:family="text">
      <style:text-properties style:font-name="Liberation Serif1" officeooo:rsid="00100c85"/>
    </style:style>
    <style:style style:name="T5" style:family="text">
      <style:text-properties style:font-name="Liberation Serif" officeooo:rsid="00100c85"/>
    </style:style>
    <style:style style:name="T6" style:family="text">
      <style:text-properties officeooo:rsid="001160e5"/>
    </style:style>
    <style:style style:name="T7" style:family="text">
      <style:text-properties officeooo:rsid="00129dbb"/>
    </style:style>
    <style:style style:name="T8" style:family="text">
      <style:text-properties officeooo:rsid="00148dcb"/>
    </style:style>
    <style:style style:name="T9" style:family="text">
      <style:text-properties officeooo:rsid="001577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1">Znaczna część powszechnie stosowanych do opisu zjawisk fizycznych modeli matematycznych zawiera równania różniczkowe, lub też układy równań różniczkowych. Niestety, w znacznej większości praktycznych przypadków nie jest możliwe znalezienie ich rozwiązań przy pomocy metod analitycznych, <text:span text:style-name="T1">zatem trzeba w tym celu stosować metody przybliżone, numeryczne. W ogólności, polegają one na przybliżeniu infinitezymalnych różnic, różnicami skończonymi, zaś granic ilorazami różnicowymi. Ponadto konieczna jest także często dyskretyzacja samej przestrzeni, w której symulowane jest dane zjawisko. Wielkości, które są <text:s/>polami (skalarnymi lub wektorowymi) nie dają się reprezentować w sposób dokładny w pamięci komputera, co wymusza zastosowanie metod takich jak metoda elementów skończonych, która polega na dyskretyzacji przestrzeni symulacji (zazwyczaj na proste elementy geometryczne, takie jak trójkąty czy kwadraty w przypadku problemów 2-wymiarowych lub czworościany czy sześciany w 3 wymiarach). W tej pracy jako przykład zjawiska użyty zostanie przepływ nieściśliwej cieczy symulowany za pomocą metody stabilnych cieczy opracowanej przez Stama (Stable Fluids, Stam, 1999).</text:span></text:p>
      <text:p text:style-name="P1"/>
      <text:p text:style-name="P2">Wzrost dostępnej mocy obliczeniowej oraz spadek jej ceny spowodował, że coraz więcej zjawisk może być symulowanych. Niestety, dawno minęła już era wykładniczych wzrostów wydajności pojedynczych jednostek obliczeniowych (mowa tu <text:span text:style-name="T6">m.in. </text:span>o rdzeniach CPU). Wzrost wydajności zachodzi teraz już <text:span text:style-name="T7">prawie </text:span>wyłącznie poprzez zwiększenie liczby jednostek obliczeniowych oraz usprawnienia architektoniczne (lub nawet stosowanie nowych architektur). Stwarza to znaczący problem przy próbie efektywnego wykorzystania <text:span text:style-name="T2">pełni możliwości </text:span>nowoczesnego sprzętu. <text:span text:style-name="T3">Ponadto sytuacja jest jeszcze bardziej skomplikowana przez powstanie i rozpowszechnienie się technologii takich jak GPGPU (ang. General Purpose Graphics Processing Unit), Xeon Phi</text:span><text:span text:style-name="T4">®</text:span><text:span text:style-name="T5"> czy też karty DSP. </text:span></text:p>
      <text:p text:style-name="P4">Sytuacja ta wymaga od programisty niestandardowego podejścia i porzucenia głęboko utartego paradygmatu programowania równoległego i współbieżnego przez niskopoziomowe struktury takie jak wątki, muteksy, semafory czy zmienne warunkowe i skupieniu się na efektywnym podziale problemu na podproblemy, które wymagają niewielkich zasobów do rozwiązania. Z pomocą przychodzi OpenCL, który ukrywa w znacznym stopniu maszynerię związaną <text:span text:style-name="T8">z</text:span> wydajnym kolejkowaniem zadań za warstwą abstrakcji, która jednocześnie nie jest ograniczająca i pozwala na wykorzystanie szerokiej gamy urządzeń obliczeniowych. <text:span text:style-name="T9">Kod typowego programu napisanego z użyciem tej technologii składa się z dwóch zasadniczych części – hosta, czyli program uruchomiony na CPU, którego zadaniem jest inicjalizacja urządzeń, kolejkowanie i szeregowanie zadań oraz z kerneli OpenCL, które wykonują zasadniczą część obliczeń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5:48:04.835860429</meta:creation-date>
    <dc:date>2015-11-22T17:53:56.552681381</dc:date>
    <meta:editing-duration>PT1H11M9S</meta:editing-duration>
    <meta:editing-cycles>18</meta:editing-cycles>
    <meta:generator>LibreOffice/5.0.2.2$Linux_X86_64 LibreOffice_project/00m0$Build-2</meta:generator>
    <meta:document-statistic meta:table-count="0" meta:image-count="0" meta:object-count="0" meta:page-count="1" meta:paragraph-count="3" meta:word-count="351" meta:character-count="2786" meta:non-whitespace-character-count="2435"/>
  </office:meta>
</office:document-meta>
</file>